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6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8000" draw:fill-color="#ff8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style:font-name="Ubuntu Mono1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7.012cm" svg:x2="7.667cm" svg:y2="7.012cm">
          <text:p/>
        </draw:line>
        <draw:line draw:style-name="gr2" draw:text-style-name="P2" draw:layer="layout" svg:x1="1.952cm" svg:y1="7.012cm" svg:x2="1.952cm" svg:y2="5.425cm">
          <text:p/>
        </draw:line>
        <draw:frame draw:style-name="gr3" draw:text-style-name="P3" draw:layer="layout" svg:width="1.587cm" svg:height="1.124cm" svg:x="14.018cm" svg:y="7.178cm">
          <draw:text-box>
            <text:p><text:span text:style-name="T1">time</text:span></text:p>
          </draw:text-box>
        </draw:frame>
        <draw:frame draw:style-name="gr4" draw:text-style-name="P3" draw:layer="layout" svg:width="0.635cm" svg:height="0.806cm" svg:x="1.635cm" svg:y="7.159cm">
          <draw:text-box>
            <text:p><text:span text:style-name="T1">0</text:span></text:p>
          </draw:text-box>
        </draw:frame>
        <draw:frame draw:style-name="gr5" draw:text-style-name="P4" draw:layer="layout" svg:width="11.748cm" svg:height="1.739cm" svg:x="2.587cm" svg:y="1.635cm">
          <draw:text-box>
            <text:p><text:span text:style-name="T2">fmap :: (a -&gt; b) -&gt; Behavior a -&gt; Behavior b</text:span></text:p>
            <text:p><text:span text:style-name="T2">fmap f evt =</text:span></text:p>
          </draw:text-box>
        </draw:frame>
        <draw:line draw:style-name="gr2" draw:text-style-name="P2" draw:layer="layout" svg:x1="6.715cm" svg:y1="7.012cm" svg:x2="6.715cm" svg:y2="4.79cm">
          <text:p/>
        </draw:line>
        <draw:line draw:style-name="gr1" draw:text-style-name="P1" draw:layer="layout" svg:x1="9.573cm" svg:y1="7.012cm" svg:x2="15.287cm" svg:y2="7.012cm">
          <text:p/>
        </draw:line>
        <draw:line draw:style-name="gr6" draw:text-style-name="P2" draw:layer="layout" svg:x1="9.572cm" svg:y1="7.012cm" svg:x2="9.572cm" svg:y2="5.425cm">
          <text:p/>
        </draw:line>
        <draw:frame draw:style-name="gr4" draw:text-style-name="P3" draw:layer="layout" svg:width="0.635cm" svg:height="0.806cm" svg:x="9.255cm" svg:y="7.159cm">
          <draw:text-box>
            <text:p><text:span text:style-name="T1">0</text:span></text:p>
          </draw:text-box>
        </draw:frame>
        <draw:line draw:style-name="gr6" draw:text-style-name="P2" draw:layer="layout" svg:x1="14.335cm" svg:y1="7.012cm" svg:x2="14.335cm" svg:y2="4.79cm">
          <text:p/>
        </draw:line>
        <draw:frame draw:style-name="gr7" draw:text-style-name="P5" draw:layer="layout" svg:width="1.588cm" svg:height="0.747cm" svg:x="7.032cm" svg:y="3.408cm">
          <draw:text-box>
            <text:p><text:span text:style-name="T2">f ::</text:span></text:p>
          </draw:text-box>
        </draw:frame>
        <draw:custom-shape draw:style-name="gr8" draw:text-style-name="P6" draw:layer="layout" svg:width="0.318cm" svg:height="0.318cm" svg:x="8.544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588cm" svg:height="0.747cm" svg:x="8.937cm" svg:y="3.408cm">
          <draw:text-box>
            <text:p><text:span text:style-name="T2">-&gt;</text:span></text:p>
          </draw:text-box>
        </draw:frame>
        <draw:custom-shape draw:style-name="gr9" draw:text-style-name="P7" draw:layer="layout" svg:width="0.318cm" svg:height="0.318cm" svg:x="9.89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8" draw:layer="layout" svg:width="4.596cm" svg:height="0.676cm" svg:x="2.04cm" svg:y="4.813cm" svg:viewBox="0 0 4597 677" svg:d="M0 656c286 81 550-93 798-207 196-90 363-240 562-325 171-73 358-166 547-103 197 66 372 198 576 251 209 55 379 188 592 237 201 46 405 51 606 29 212-24 384-189 487-369l148-60 148-44 133 15">
          <text:p/>
        </draw:path>
        <draw:path draw:style-name="gr11" draw:text-style-name="P8" draw:layer="layout" svg:width="4.685cm" svg:height="1.101cm" svg:x="9.578cm" svg:y="4.922cm" svg:viewBox="0 0 4686 1102" svg:d="M0 621c326 21 670-82 1006 0 262 64 459 248 724 296 212 38 404 161 621 177 181 14 365 8 547 0 194-8 381-94 547-192 251-149 384-407 546-636 118-168 303-246 488-221l148-30 59-1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4:40:32.956633930</dc:date>
    <meta:editing-duration>PT45M3S</meta:editing-duration>
    <meta:editing-cycles>8</meta:editing-cycles>
    <meta:generator>LibreOffice/7.2.5.2.0$Linux_X86_64 LibreOffice_project/711f8d38e9451cd2fd39b6963d2a3fc166f04cb1</meta:generator>
    <meta:document-statistic meta:object-count="16"/>
  </office:meta>
</office:document-meta>
</file>